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89cm" svg:height="8.712cm" svg:x="0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24:20.732922803</dc:date>
    <meta:editing-duration>PT6M7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cm" svg:height="8.713cm" xlink:href="." xlink:type="simple" chart:class="chart:scatter" chart:style-name="ch1">
        <chart:plot-area chart:style-name="ch2" chart:data-source-has-labels="both" svg:x="0.309cm" svg:y="0.174cm" svg:width="14.872cm" svg:height="8.365cm">
          <chartooo:coordinate-region svg:x="0.851cm" svg:y="0.373cm" svg:width="14.236cm" svg:height="7.96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.57252759403147E-016">
                <text:p>8.5725275940314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